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cb6a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a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Czigler, Ferenc</meta:initial-creator>
    <meta:creation-date>2018-01-01T17:18:00Z</meta:creation-date>
    <dc:date>2025-04-22T10:07:28.400432000</dc:date>
    <meta:print-date>2025-04-22T10:07:41.431315000</meta:print-date>
    <meta:editing-cycles>335</meta:editing-cycles>
    <meta:editing-duration>PT15H35M15S</meta:editing-duration>
    <meta:printed-by>PDF files</meta:printed-by>
    <meta:document-statistic meta:table-count="9" meta:image-count="0" meta:object-count="0" meta:page-count="9" meta:paragraph-count="558" meta:word-count="2379" meta:character-count="18654" meta:non-whitespace-character-count="16495"/>
    <meta:template xlink:type="simple" xlink:actuate="onRequest" xlink:title="" xlink:href="Normal.dotm"/>
  </office:meta>
</office:document-meta>
</file>